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svg:stroke-color="#009598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fo:min-height="2.346cm"/>
    </style:style>
    <style:style style:name="gr3" style:family="graphic" style:parent-style-name="standard">
      <style:graphic-properties draw:stroke="dash" draw:stroke-dash="Fine_20_Dashed" svg:stroke-width="0.051cm" svg:stroke-color="#009598" draw:marker-start-width="0.355cm" draw:marker-end-width="0.355cm" draw:fill="none" draw:fill-color="#ffffff" draw:auto-grow-height="true" draw:auto-grow-width="false" fo:max-height="0cm" fo:min-height="1.478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a3238e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a3238e" draw:marker-start-width="0.355cm" draw:marker-end-width="0.355cm" draw:fill="none" draw:fill-color="#ffffff" draw:auto-grow-height="true" draw:auto-grow-width="false" fo:max-height="0cm" fo:min-height="1.897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1cm" svg:stroke-color="#f68e76" draw:marker-start-width="0.355cm" draw:marker-end-width="0.355cm" draw:fill="none" draw:fill-color="#ffffff" draw:auto-grow-height="true" draw:auto-grow-width="false" fo:max-height="0cm" fo:min-height="1.444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9a6704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68e76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1cm" svg:stroke-color="#9a6704" draw:marker-start-width="0.355cm" draw:marker-end-width="0.355cm" draw:fill="none" draw:fill-color="#ffffff" draw:auto-grow-height="true" draw:auto-grow-width="false" fo:max-height="0cm" fo:min-height="2.24cm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style:font-name="Courier New"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ffffff"/>
    </style:style>
    <style:style style:name="T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" fo:font-size="12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334cm" svg:y1="3.81cm" svg:x2="8.636cm" svg:y2="6.35cm">
          <text:p/>
        </draw:line>
        <draw:frame draw:style-name="gr2" draw:text-style-name="P2" draw:layer="layout" svg:width="10.378cm" svg:height="2.596cm" svg:x="0.914cm" svg:y="2.309cm">
          <draw:text-box>
            <text:p><text:span text:style-name="T1">SaveChunks:</text:span><text:span text:style-name="T2">true</text:span></text:p>
            <text:p><text:span text:style-name="T1">SaveAsTar:</text:span><text:span text:style-name="T2">false</text:span></text:p>
            <text:p><text:span text:style-name="T1">ChunkVariants:</text:span><text:span text:style-name="T2">1000000</text:span></text:p>
            <text:p><text:span text:style-name="T1">NThreads:</text:span></text:p>
          </draw:text-box>
        </draw:frame>
        <draw:frame draw:style-name="gr3" draw:text-style-name="P4" draw:layer="layout" svg:width="10.668cm" svg:height="1.778cm" svg:x="8.636cm" svg:y="5.842cm">
          <draw:text-box>
            <text:p text:style-name="P3"><text:span text:style-name="T3">This is </text:span><text:span text:style-name="T3">the bp </text:span><text:span text:style-name="T3">window </text:span><text:span text:style-name="T3">to search </text:span><text:span text:style-name="T3">for </text:span><text:span text:style-name="T3">variants </text:span><text:span text:style-name="T3">in order </text:span><text:span text:style-name="T3">to chunk </text:span><text:span text:style-name="T3">the input </text:span><text:span text:style-name="T3">data. <text:s/></text:span><text:span text:style-name="T3">Recomm</text:span><text:span text:style-name="T3">end to </text:span><text:span text:style-name="T3">keep as </text:span><text:span text:style-name="T3">is since it </text:span><text:span text:style-name="T3">has been </text:span><text:span text:style-name="T3">tested </text:span><text:span text:style-name="T3">and </text:span><text:span text:style-name="T3">optimize</text:span><text:span text:style-name="T3">d.</text:span></text:p>
          </draw:text-box>
        </draw:frame>
        <draw:line draw:style-name="gr4" draw:text-style-name="P1" draw:layer="layout" svg:x1="5.034cm" svg:y1="3.048cm" svg:x2="7.574cm" svg:y2="3.302cm">
          <text:p/>
        </draw:line>
        <draw:frame draw:style-name="gr5" draw:text-style-name="P4" draw:layer="layout" svg:width="12.192cm" svg:height="2.235cm" svg:x="7.62cm" svg:y="2.994cm">
          <draw:text-box>
            <text:p text:style-name="P3"><text:span text:style-name="T2">SaveAsTar:false</text:span><text:span text:style-name="T3"> means your </text:span><text:span text:style-name="T3">results will not be compressed into a </text:span><text:span text:style-name="T3">tarball. <text:s/>Instead the results directory </text:span><text:span text:style-name="T3">will move to your output directory </text:span><text:span text:style-name="T3">specified uncompressed (this is </text:span><text:span text:style-name="T3">strongly recommended for cloud-</text:span><text:span text:style-name="T3">compute users)</text:span></text:p>
          </draw:text-box>
        </draw:frame>
        <draw:frame draw:style-name="gr6" draw:text-style-name="P4" draw:layer="layout" svg:width="13.694cm" svg:height="2.311cm" svg:x="6.426cm" svg:y="0.242cm">
          <draw:text-box>
            <text:p text:style-name="P3"><text:span text:style-name="T2">SaveCh</text:span><text:span text:style-name="T2">unks:t</text:span><text:span text:style-name="T2">rue</text:span><text:span text:style-name="T3"> </text:span><text:span text:style-name="T3">makes </text:span><text:span text:style-name="T3">sure that </text:span><text:span text:style-name="T3">the input </text:span><text:span text:style-name="T3">files </text:span><text:span text:style-name="T3">chunked </text:span><text:span text:style-name="T3">for </text:span><text:span text:style-name="T3">associati</text:span><text:span text:style-name="T3">on </text:span><text:span text:style-name="T3">analysis, </text:span><text:span text:style-name="T3">when </text:span><text:span text:style-name="T2">SkipCh</text:span><text:span text:style-name="T2">unking</text:span><text:span text:style-name="T2">:false</text:span><text:span text:style-name="T3">, </text:span><text:span text:style-name="T3">are </text:span><text:span text:style-name="T3">saved. <text:s/></text:span><text:span text:style-name="T3">This </text:span><text:span text:style-name="T3">means if </text:span><text:span text:style-name="T3">you </text:span><text:span text:style-name="T3">reuse the </text:span><text:span text:style-name="T3">genotype </text:span><text:span text:style-name="T3">or </text:span><text:span text:style-name="T3">imputatio</text:span><text:span text:style-name="T3">n files, </text:span><text:span text:style-name="T3">you can </text:span><text:span text:style-name="T3">re-ruse </text:span><text:span text:style-name="T3">these </text:span><text:span text:style-name="T3">chunks </text:span><text:span text:style-name="T3">and next </text:span><text:span text:style-name="T3">time set </text:span><text:span text:style-name="T2">SkipCh</text:span><text:span text:style-name="T2">unking</text:span><text:span text:style-name="T2">:true</text:span></text:p>
          </draw:text-box>
        </draw:frame>
        <draw:line draw:style-name="gr7" draw:text-style-name="P1" draw:layer="layout" svg:x1="3.78cm" svg:y1="4.341cm" svg:x2="5.38cm" svg:y2="5.842cm">
          <text:p/>
        </draw:line>
        <draw:line draw:style-name="gr8" draw:text-style-name="P1" draw:layer="layout" svg:x1="4.839cm" svg:y1="2.297cm" svg:x2="6.439cm" svg:y2="1.512cm">
          <text:p/>
        </draw:line>
        <draw:frame draw:style-name="gr9" draw:text-style-name="P4" draw:layer="layout" svg:width="6.858cm" svg:height="2.709cm" svg:x="0.654cm" svg:y="5.842cm">
          <draw:text-box>
            <text:p text:style-name="P3"><text:span text:style-name="T3">It is strongly recommended to keep </text:span><text:span text:style-name="T2">Nthreads:</text:span><text:span text:style-name="T3"> empty/blank. <text:s/>By not specifying a value, the pipeline will automatically detect resources and auto-scale.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9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1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3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8.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065cm" svg:x="1cm" svg:y="3.888cm"/>
      <draw:page-thumbnail draw:layer="backgroundobjects" svg:width="9.294cm" svg:height="4.065cm" svg:x="1cm" svg:y="11.936cm"/>
      <draw:page-thumbnail draw:layer="backgroundobjects" svg:width="9.294cm" svg:height="4.065cm" svg:x="1cm" svg:y="19.984cm"/>
      <draw:page-thumbnail draw:layer="backgroundobjects" svg:width="9.294cm" svg:height="4.065cm" svg:x="11.295cm" svg:y="3.888cm"/>
      <draw:page-thumbnail draw:layer="backgroundobjects" svg:width="9.294cm" svg:height="4.065cm" svg:x="11.295cm" svg:y="11.936cm"/>
      <draw:page-thumbnail draw:layer="backgroundobjects" svg:width="9.294cm" svg:height="4.065cm" svg:x="11.295cm" svg:y="19.984cm"/>
    </style:handout-master>
    <style:master-page style:name="Default" style:page-layout-name="PM1" draw:style-name="Mdp1">
      <draw:frame presentation:style-name="Default-title" draw:layer="backgroundobjects" svg:width="19.43cm" svg:height="4.672cm" svg:x="1.079cm" svg:y="1.115cm" presentation:class="title" presentation:placeholder="true">
        <draw:text-box/>
      </draw:frame>
      <draw:frame presentation:style-name="Default-outline1" draw:layer="backgroundobjects" svg:width="19.43cm" svg:height="16.234cm" svg:x="1.079cm" svg:y="6.548cm" presentation:class="outline" presentation:placeholder="true">
        <draw:text-box/>
      </draw:frame>
      <draw:frame presentation:style-name="Mpr1" draw:text-style-name="MP2" draw:layer="backgroundobjects" svg:width="5.03cm" svg:height="1.928cm" svg:x="1.079cm" svg:y="25.4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8cm" svg:x="7.383cm" svg:y="25.4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1.928cm" svg:x="15.48cm" svg:y="25.4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16:16:13.083020954</meta:creation-date>
    <dc:date>2021-01-28T21:38:06.566943321</dc:date>
    <meta:editing-duration>PT7M52S</meta:editing-duration>
    <meta:editing-cycles>6</meta:editing-cycles>
    <meta:generator>LibreOffice/6.0.7.3$Linux_X86_64 LibreOffice_project/00m0$Build-3</meta:generator>
    <meta:document-statistic meta:object-count="32"/>
  </office:meta>
</office:document-meta>
</file>